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2fc" officeooo:paragraph-rsid="0000c2fc"/>
    </style:style>
    <style:style style:name="P2" style:family="paragraph" style:parent-style-name="Standard">
      <style:text-properties officeooo:rsid="000131d4" officeooo:paragraph-rsid="000131d4"/>
    </style:style>
    <style:style style:name="P3" style:family="paragraph" style:parent-style-name="Standard">
      <style:text-properties officeooo:paragraph-rsid="000131d4"/>
    </style:style>
    <style:style style:name="T1" style:family="text">
      <style:text-properties officeooo:rsid="0000c2fc"/>
    </style:style>
    <style:style style:name="T2" style:family="text">
      <style:text-properties officeooo:rsid="000131d4"/>
    </style:style>
    <style:style style:name="T3" style:family="text">
      <style:text-properties officeooo:rsid="000241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</text:span>1.<text:span text:style-name="T1">)</text:span> The following SELECT statement executes successfully (True / False):</text:p>
      <text:p text:style-name="Standard"/>
      <text:p text:style-name="Standard">SELECT last_name, job_id, salary AS Sal</text:p>
      <text:p text:style-name="Standard"><text:tab/> <text:s/>FROM <text:s text:c="2"/>employees; </text:p>
      <text:p text:style-name="Standard"/>
      <text:p text:style-name="P1">Ans 1.) <text:s/>True</text:p>
      <text:p text:style-name="Standard"><text:tab/> <text:s text:c="2"/></text:p>
      <text:p text:style-name="Standard"/>
      <text:p text:style-name="Standard"/>
      <text:p text:style-name="Standard"><text:span text:style-name="T1">Q</text:span>2.<text:span text:style-name="T1">)</text:span> The following SELECT statement executes successfully: </text:p>
      <text:p text:style-name="Standard"/>
      <text:p text:style-name="P3"><text:s text:c="7"/>SELECT * </text:p>
      <text:p text:style-name="P3">FROM <text:s text:c="2"/>job_grades;</text:p>
      <text:p text:style-name="Standard"/>
      <text:p text:style-name="P1">Ans 2.) <text:span text:style-name="T3">False</text:span></text:p>
      <text:p text:style-name="P1"/>
      <text:p text:style-name="P1"/>
      <text:p text:style-name="Standard"><text:tab/> <text:s text:c="2"/></text:p>
      <text:p text:style-name="Standard"><text:span text:style-name="T1">Q</text:span>3.<text:span text:style-name="T1">)</text:span> There are four coding errors in this statement. Can you identify them?</text:p>
      <text:p text:style-name="Standard"/>
      <text:p text:style-name="Standard"/>
      <text:p text:style-name="Standard">SELECT <text:s text:c="3"/>employee_id, last_name</text:p>
      <text:p text:style-name="Standard"><text:s text:c="6"/>sal x 12 <text:s/>ANNUAL SALARY</text:p>
      <text:p text:style-name="Standard"><text:s text:c="6"/>FROM <text:s text:c="5"/>employees;</text:p>
      <text:p text:style-name="Standard"/>
      <text:p text:style-name="P1">Ans 3.) i. There should be a comma after last_name, </text:p>
      <text:p text:style-name="P1"><text:tab/>ii. ANNUAL SALARY should be written inside quotes,</text:p>
      <text:p text:style-name="P1"><text:tab/>iii. <text:span text:style-name="T3">Multiplication operator is wrong.</text:span></text:p>
      <text:p text:style-name="Standard"><text:tab/> <text:s/></text:p>
      <text:p text:style-name="Standard"/>
      <text:p text:style-name="Standard"/>
      <text:p text:style-name="Standard"><text:span text:style-name="T1">Q</text:span>4.<text:span text:style-name="T1">)</text:span> Show the structure of the DEPARTMENTS table. Select all data from the DEPARTMENTS table.</text:p>
      <text:p text:style-name="Standard"/>
      <text:p text:style-name="P1">Ans 4.) EXEC sp_help DEPARTMENTS</text:p>
      <text:p text:style-name="Standard"><text:tab/> <text:s/></text:p>
      <text:p text:style-name="Standard"/>
      <text:p text:style-name="Standard"/>
      <text:p text:style-name="Standard"><text:span text:style-name="T1">Q5</text:span>.<text:span text:style-name="T1">)</text:span> Show the structure of the EMPLOYEES table. Create a query to display the last name, job code, hire date, and employee number for each employee, </text:p>
      <text:p text:style-name="Standard">with employee number appearing first. </text:p>
      <text:p text:style-name="Standard">Provide an alias STARTDATE for the HIRE_DATE column. </text:p>
      <text:p text:style-name="Standard"/>
      <text:p text:style-name="P1">Ans 5.) EXEC sp_help EMPLOYEES</text:p>
      <text:p text:style-name="P1">SELECT employee_number, last_name, job_code, hire_date AS STARTDATE, from EMPLOYEES</text:p>
      <text:p text:style-name="Standard"/>
      <text:p text:style-name="P1"/>
      <text:p text:style-name="Standard"/>
      <text:p text:style-name="Standard"><text:span text:style-name="T1">Q6</text:span>.<text:span text:style-name="T1">)</text:span> Create a query to display unique job codes from the EMPLOYEES table.</text:p>
      <text:p text:style-name="Standard"/>
      <text:p text:style-name="P1">Ans 6.) SELECT DISTINCT job_code FROM EMPLOYEES</text:p>
      <text:p text:style-name="Standard"/>
      <text:p text:style-name="Standard"><text:soft-page-break/><text:span text:style-name="T1">Q7</text:span>.<text:span text:style-name="T1">)</text:span> Display the last name concatenated with the job ID, separated by a comma and space, and name the column Employee and Title.</text:p>
      <text:p text:style-name="Standard"/>
      <text:p text:style-name="P1">Ans 7.) SELECT last_name || “, ” || jobID AS “<text:span text:style-name="T2">Employee and Title</text:span>”</text:p>
      <text:p text:style-name="P1"/>
      <text:p text:style-name="P1"/>
      <text:p text:style-name="Standard"/>
      <text:p text:style-name="Standard"><text:span text:style-name="T2">Q8.) </text:span>Create a query to display all the data from the EMPLOYEE table. Separate each column by a comma. Name the column THE_OUTPUT.</text:p>
      <text:p text:style-name="Standard"/>
      <text:p text:style-name="P2">Ans 8.) SELECT CONCAT_WS(‘, ’, employee_id, salary, last_name, hire_date, job_code) AS THE_OUTPUT FROM EMPLOYE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ved Akhtar</meta:initial-creator>
    <meta:creation-date>2021-11-15T18:31:32.30</meta:creation-date>
    <dc:date>2024-06-17T18:15:30.444112608</dc:date>
    <meta:editing-duration>PT8M5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47" meta:character-count="1601" meta:non-whitespace-character-count="1323"/>
  </office:meta>
</office:document-meta>
</file>